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997" officeooo:paragraph-rsid="00010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po:</text:p>
      <text:p text:style-name="P1">Nome: Sistema Administrador de Servidores de Veículos Públic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1T17:55:41.709000000</meta:creation-date>
    <dc:date>2023-08-01T18:03:27.313000000</dc:date>
    <meta:editing-duration>PT7M51S</meta:editing-duration>
    <meta:editing-cycles>1</meta:editing-cycles>
    <meta:document-statistic meta:table-count="0" meta:image-count="0" meta:object-count="0" meta:page-count="1" meta:paragraph-count="2" meta:word-count="9" meta:character-count="69" meta:non-whitespace-character-count="62"/>
    <meta:generator>LibreOffice/7.3.2.2$Windows_X86_64 LibreOffice_project/49f2b1bff42cfccbd8f788c8dc32c1c309559be0</meta:generator>
  </office:meta>
</office:document-meta>
</file>